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d19" officeooo:paragraph-rsid="00145d19"/>
    </style:style>
    <style:style style:name="P2" style:family="paragraph" style:parent-style-name="Standard">
      <style:text-properties officeooo:rsid="00146ed9" officeooo:paragraph-rsid="00146ed9"/>
    </style:style>
    <style:style style:name="P3" style:family="paragraph" style:parent-style-name="Standard">
      <style:text-properties officeooo:rsid="00146ed9" officeooo:paragraph-rsid="0014f331"/>
    </style:style>
    <style:style style:name="P4" style:family="paragraph" style:parent-style-name="Standard">
      <style:text-properties fo:font-weight="bold" officeooo:rsid="00146ed9" officeooo:paragraph-rsid="00146ed9" style:font-weight-asian="bold" style:font-weight-complex="bold"/>
    </style:style>
    <style:style style:name="P5" style:family="paragraph" style:parent-style-name="Standard">
      <style:text-properties fo:font-weight="bold" officeooo:rsid="00155a53" officeooo:paragraph-rsid="00155a53" style:font-weight-asian="bold" style:font-weight-complex="bold"/>
    </style:style>
    <style:style style:name="T1" style:family="text">
      <style:text-properties officeooo:rsid="00146ed9"/>
    </style:style>
    <style:style style:name="T2" style:family="text">
      <style:text-properties officeooo:rsid="0014f33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55a5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5a5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modelo de <text:s/>entidad – relación </text:p>
      <text:p text:style-name="P1">1 <text:span text:style-name="T1">c </text:span></text:p>
      <text:p text:style-name="P1">2 <text:span text:style-name="T1">c</text:span></text:p>
      <text:p text:style-name="P1">3 <text:span text:style-name="T1">c</text:span></text:p>
      <text:p text:style-name="P1">4 b</text:p>
      <text:p text:style-name="P2">5 c</text:p>
      <text:p text:style-name="P2"/>
      <text:p text:style-name="P4">Ejercicio 2</text:p>
      <text:p text:style-name="P2"><text:span text:style-name="T3">Entidad</text:span> : <text:span text:style-name="T2">Una entidad es un objeto o elemento del que se puede almacenar información en la BD. Estas pueden ser concretas como una persona o abstracta como una persona. Estas se representan con rectángulos.</text:span></text:p>
      <text:p text:style-name="P2"/>
      <text:p text:style-name="P2"><text:span text:style-name="T3">Relación</text:span>: <text:span text:style-name="T2">Es la asociación que existe entre 2 o mas entidades .Se representan con rombos. El numero de participantes es la que denominamos el grado de estas.</text:span></text:p>
      <text:p text:style-name="P2"/>
      <text:p text:style-name="P2"><text:span text:style-name="T3">Atributo de una entidad:</text:span><text:span text:style-name="T2">Son lo que representan las características de una entidad. Estos pueden tomar u conjunto de valores que se denomina un dominio. </text:span><text:span text:style-name="T4">Dando valores obtenemos el numero de ocurrencia de estas</text:span></text:p>
      <text:p text:style-name="P2"/>
      <text:p text:style-name="P3"><text:span text:style-name="T3">Identificador de una entidad</text:span>: <text:span text:style-name="T4">Son atributos que identifican de manera uvicuola cada ocurrencia de la entidad</text:span></text:p>
      <text:p text:style-name="P3"/>
      <text:p text:style-name="P3"><text:span text:style-name="T3">Atributo de una relación.:</text:span> <text:span text:style-name="T4">Es el conjunto de valores que solo se pueden obtener en una relación ya que depende de todas las entidades que participan en la <text:s/>relación .Se denominan atributos propios</text:span></text:p>
      <text:p text:style-name="P3"/>
      <text:p text:style-name="P3"><text:span text:style-name="T3"><text:s/>Rol de una entidad en una relación</text:span>:<text:span text:style-name="T4">Es la función que tiene la entidad en una relación</text:span></text:p>
      <text:p text:style-name="P3"/>
      <text:p text:style-name="P4">Participación de una entidad en una relación: <text:span text:style-name="T6">Se conoce como la carnalidad de una entidad dentro una relación. No indica las ocurrencia mínimas y máximas de la entidad</text:span></text:p>
      <text:p text:style-name="P5"/>
      <text:p text:style-name="P5">Carnalidad de una relación: <text:span text:style-name="T5">El numero de ocurrencias de una entidad asociadas a una ocurrenci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2:45:08.084981260</meta:creation-date>
    <dc:date>2024-09-23T13:50:42.018850118</dc:date>
    <meta:editing-duration>PT23M23S</meta:editing-duration>
    <meta:editing-cycles>1</meta:editing-cycles>
    <meta:document-statistic meta:table-count="0" meta:image-count="0" meta:object-count="0" meta:page-count="1" meta:paragraph-count="15" meta:word-count="220" meta:character-count="1284" meta:non-whitespace-character-count="1073"/>
    <meta:generator>LibreOffice/7.3.7.2$Linux_X86_64 LibreOffice_project/30$Build-2</meta:generator>
  </office:meta>
</office:document-meta>
</file>